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svg:stroke-width="0.1cm" draw:marker-start-width="0.5cm" draw:marker-end-width="0.5cm" draw:fill="solid" draw:fill-color="#b2b2b2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cfe7f5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7cm" fo:min-width="1.463cm"/>
    </style:style>
    <style:style style:name="gr4" style:family="graphic" style:parent-style-name="standard">
      <style:graphic-properties draw:stroke="none" svg:stroke-color="#000000" draw:fill="solid" draw:fill-color="#ffffff" fo:min-height="1.038cm"/>
    </style:style>
    <style:style style:name="gr5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8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.03cm"/>
    </style:style>
    <style:style style:name="gr8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4" style:family="text">
      <style:text-properties fo:font-family="Arial" style:font-family-generic="roman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79cm" svg:height="25.524cm" svg:x="-1.971cm" svg:y="-2.921cm" svg:viewBox="0 0 12791 25525" svg:d="M10571 21c-3433 134-10287-322-10300 400-93 5051-615 25098 100 25000 1754 54 4617 120 4500 100 5400-4300 11200-12800 5700-25500z">
          <text:p/>
        </draw:path>
        <draw:ellipse draw:style-name="gr2" draw:text-style-name="P1" draw:layer="layout" svg:width="7cm" svg:height="15.9cm" draw:transform="skewX (-6.69276539687358E-017) rotate (-0.630936524597017) translate (17.664cm -0.534cm)">
          <text:p/>
        </draw:ellipse>
        <draw:ellipse draw:style-name="gr2" draw:text-style-name="P1" draw:layer="layout" svg:width="9.279cm" svg:height="21.076cm" draw:transform="skewX (7.61839245112321E-017) rotate (-0.630936524597017) translate (18.329cm -3.499cm)">
          <text:p/>
        </draw:ellipse>
        <draw:ellipse draw:style-name="gr2" draw:text-style-name="P1" draw:layer="layout" svg:width="12.36cm" svg:height="28.069cm" draw:transform="skewX (-8.58922717236844E-017) rotate (-0.630936524597017) translate (19.422cm -7.501cm)">
          <text:p/>
        </draw:ellipse>
        <draw:ellipse draw:style-name="gr2" draw:text-style-name="P1" draw:layer="layout" svg:width="4.73cm" svg:height="10.744cm" draw:transform="skewX (0.00017453292519951) rotate (-0.630761991671818) translate (17.059cm 2.404cm)">
          <text:p/>
        </draw:ellipse>
        <draw:ellipse draw:style-name="gr2" draw:text-style-name="P1" draw:layer="layout" svg:width="15.651cm" svg:height="35.544cm" draw:transform="skewX (5.35675459238424E-017) rotate (-0.630936524597017) translate (20.323cm -11.765cm)">
          <text:p/>
        </draw:ellipse>
        <draw:ellipse draw:style-name="gr2" draw:text-style-name="P1" draw:layer="layout" svg:width="20.105cm" svg:height="45.659cm" draw:transform="rotate (-0.630936524597017) translate (20.375cm -15.765cm)">
          <text:p/>
        </draw:ellipse>
        <draw:frame draw:style-name="gr3" draw:text-style-name="P2" draw:layer="layout" svg:width="1.963cm" svg:height="1.22cm" svg:x="19.937cm" svg:y="13.08cm">
          <draw:text-box>
            <text:p><text:span text:style-name="T1">c(</text:span><text:span text:style-name="T2">x</text:span><text:span text:style-name="T1">)</text:span></text:p>
          </draw:text-box>
        </draw:frame>
        <draw:frame draw:style-name="gr4" draw:text-style-name="P2" draw:layer="layout" svg:width="3cm" svg:height="1.288cm" svg:x="4.9cm" svg:y="6.912cm">
          <draw:text-box>
            <text:p><text:span text:style-name="T1">g(</text:span><text:span text:style-name="T2">x</text:span><text:span text:style-name="T1">)</text:span><text:span text:style-name="T3"></text:span><text:span text:style-name="T1">0</text:span></text:p>
          </draw:text-box>
        </draw:frame>
        <draw:line draw:style-name="gr5" draw:text-style-name="P1" draw:layer="layout" svg:x1="9.3cm" svg:y1="11cm" svg:x2="12cm" svg:y2="11.6cm">
          <text:p/>
        </draw:line>
        <draw:frame draw:style-name="gr6" draw:text-style-name="P2" draw:layer="layout" svg:width="1.577cm" svg:height="1.288cm" svg:x="7.7cm" svg:y="10.112cm">
          <draw:text-box>
            <text:p><text:span text:style-name="T3"></text:span><text:span text:style-name="T4">g</text:span></text:p>
          </draw:text-box>
        </draw:frame>
        <draw:frame draw:style-name="gr7" draw:text-style-name="P2" draw:layer="layout" svg:width="1.53cm" svg:height="1.288cm" svg:x="12.156cm" svg:y="10.912cm">
          <draw:text-box>
            <text:p><text:span text:style-name="T3"></text:span><text:span text:style-name="T4">c</text:span></text:p>
          </draw:text-box>
        </draw:frame>
        <draw:path draw:style-name="gr8" draw:text-style-name="P1" draw:layer="layout" svg:width="7.589cm" svg:height="10.55cm" svg:x="21.1cm" svg:y="11.2cm" svg:viewBox="0 0 7590 10551" svg:d="M0 10551c4697-5011 5544-7616 7590-10551">
          <text:p/>
        </draw:path>
        <draw:path draw:style-name="gr8" draw:text-style-name="P1" draw:layer="layout" svg:width="7.589cm" svg:height="10.55cm" svg:x="-1.09cm" svg:y="-0.851cm" svg:viewBox="0 0 7590 10551" svg:d="M7590 0c-4697 5011-5544 7616-7590 105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4-21T21:37:52.62</meta:creation-date>
    <dc:date>2018-04-22T10:37:09.40</dc:date>
    <dc:creator>SSE </dc:creator>
    <meta:editing-duration>PT3H30M56S</meta:editing-duration>
    <meta:editing-cycles>4</meta:editing-cycles>
    <meta:generator>OpenOffice/4.1.0$Win32 OpenOffice.org_project/410m18$Build-9764</meta:generator>
    <meta:document-statistic meta:object-count="14"/>
  </office:meta>
</office:document-meta>
</file>